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star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ireball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damage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6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throw_flames_burn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bomb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ow_flame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ma_flower_heal</text:p>
          </table:table-cell>
          <table:table-cell table:number-columns-repeated="1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blazing_inferno_cooldown</text:p>
          </table:table-cell>
          <table:table-cell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magma_flower_mana_cost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pell_fire_damage</text:p>
          </table:table-cell>
          <table:table-cell table:number-columns-repeated="3"/>
          <table:table-cell office:value-type="string" calcext:value-type="string">
            <text:p>fire_weapon_damage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54:38.9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1T10:55:00.179000000</dc:date>
    <meta:editing-duration>PT33M5S</meta:editing-duration>
    <meta:editing-cycles>8</meta:editing-cycles>
    <meta:generator>Trio_Office/6.2.8.2$Windows_x86 LibreOffice_project/</meta:generator>
    <meta:document-statistic meta:table-count="1" meta:cell-count="304" meta:object-count="0"/>
  </office:meta>
</office:document-meta>
</file>